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e410b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f29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10b" style:font-weight-asian="bold" style:font-weight-complex="bold"/>
    </style:style>
    <style:style style:name="T3" style:family="text">
      <style:text-properties fo:font-weight="bold" officeooo:rsid="001f29e3" style:font-weight-asian="bold" style:font-weight-complex="bold"/>
    </style:style>
    <style:style style:name="T4" style:family="text">
      <style:text-properties fo:font-weight="bold" officeooo:rsid="00200cca" style:font-weight-asian="bold" style:font-weight-complex="bold"/>
    </style:style>
    <style:style style:name="T5" style:family="text">
      <style:text-properties officeooo:rsid="001e410b"/>
    </style:style>
    <style:style style:name="T6" style:family="text">
      <style:text-properties officeooo:rsid="00200cc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9526250969086193" text:style-name="L1">
        <text:list-item>
          <text:p text:style-name="P3">¿Qué es una dirección IP? </text:p>
        </text:list-item>
      </text:list>
      <text:p text:style-name="P5"><text:tab/><text:tab/><text:span text:style-name="T2">Es un codigo numerico que identifica </text:span><text:span text:style-name="T3">(</text:span><text:span text:style-name="T2">a los equipos en una red</text:span><text:span text:style-name="T3">) tarjeta de red(host)</text:span></text:p>
      <text:list xml:id="list91210954651950" text:continue-numbering="true" text:style-name="L1">
        <text:list-item>
          <text:p text:style-name="P3">¿Qué dos versiones de direcciones IP conoces? Indica las características más relevantes de cada una de ellas. </text:p>
        </text:list-item>
      </text:list>
      <text:p text:style-name="P2"><text:tab/><text:tab/><text:span text:style-name="T2">IPV4: Es la version estandar. Suele escribirse asi por una cuestion practica y de facilidad de lectura. Cada numero representa 8 bits.</text:span></text:p>
      <text:p text:style-name="P2"><text:span text:style-name="T2"><text:tab/><text:tab/>IPV6: Surgio porque el ipv4 estaba quedandose corto. Cada numero representa </text:span><text:span text:style-name="T4">16</text:span><text:span text:style-name="T2"> bits </text:span><text:span text:style-name="T4">dividos en 8 grupos</text:span><text:span text:style-name="T2"> veces mas por numro que ipv4.</text:span></text:p>
      <text:list xml:id="list91212026345502" text:continue-numbering="true" text:style-name="L1">
        <text:list-item>
          <text:p text:style-name="P3">Dependiendo del tipo de red a que pertenezcan podemos decir que nuestras direcciones IP son ..... </text:p>
        </text:list-item>
      </text:list>
      <text:p text:style-name="P2"><text:tab/><text:tab/><text:span text:style-name="T2">Publicas o Privadas</text:span></text:p>
      <text:list xml:id="list91210763908471" text:continue-numbering="true" text:style-name="L1">
        <text:list-item>
          <text:p text:style-name="P3">Enumera los rangos de direcciones privadas que están definidas.  </text:p>
        </text:list-item>
      </text:list>
      <text:p text:style-name="P2"><text:tab/><text:tab/><text:span text:style-name="T1">De 10.0.0.0 a 10.255.255.255<text:line-break/><text:tab/><text:tab/>172.16.0.0 a 172.31.255.255<text:line-break/><text:tab/><text:tab/>192.168.0.0 a 192.168.255.255<text:line-break/><text:tab/><text:tab/>169.254.0.0 a 169.254.255.255</text:span></text:p>
      <text:list xml:id="list91211470149452" text:continue-numbering="true" text:style-name="L1">
        <text:list-item>
          <text:p text:style-name="P3">¿Qué rango se destina al "direccionamiento automático de IPs privadas" (APIPA)?  </text:p>
        </text:list-item>
      </text:list>
      <text:p text:style-name="P4"><text:tab/><text:tab/><text:span text:style-name="T2">El ultimo --&gt;169.254.0.0 a 169.254.255.255</text:span></text:p>
      <text:list xml:id="list91210727282914" text:continue-numbering="true" text:style-name="L1">
        <text:list-item>
          <text:p text:style-name="P3">¿Cuál es el equivalente en el IPv6 a las IP privadas?. ¿Empiezan por?. </text:p>
        </text:list-item>
      </text:list>
      <text:p text:style-name="P2"><text:tab/><text:tab/><text:span text:style-name="T4">Direcciones <text:s/>unicas (ULA) Empiezan por FD: …...</text:span></text:p>
      <text:list xml:id="list91210950716715" text:continue-numbering="true" text:style-name="L1">
        <text:list-item>
          <text:p text:style-name="P3">Dentro de una misma red la dirección IP debe de ser ..... <text:span text:style-name="T2">Siempre unica</text:span></text:p>
        </text:list-item>
        <text:list-item>
          <text:p text:style-name="P1">Las direcciones IP privadas  ¿pueden repetirse en redes distintas? </text:p>
        </text:list-item>
      </text:list>
      <text:p text:style-name="Text_20_body"><text:tab/><text:tab/><text:span text:style-name="T2">SI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8:32:07.509788314</meta:creation-date>
    <dc:date>2017-12-20T09:12:10.036202687</dc:date>
    <meta:editing-duration>PT2M53S</meta:editing-duration>
    <meta:editing-cycles>1</meta:editing-cycles>
    <meta:document-statistic meta:table-count="0" meta:image-count="0" meta:object-count="0" meta:page-count="1" meta:paragraph-count="16" meta:word-count="192" meta:character-count="1196" meta:non-whitespace-character-count="996"/>
    <meta:generator>LibreOffice/5.1.4.2$Linux_X86_64 LibreOffice_project/10m0$Build-2</meta:generator>
  </office:meta>
</office:document-meta>
</file>